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hromosome</text:p>
          </table:table-cell>
          <table:table-cell office:value-type="string">
            <text:p>Global Best</text:p>
          </table:table-cell>
          <table:table-cell office:value-type="string">
            <text:p>Local Best</text:p>
          </table:table-cell>
          <table:table-cell office:value-type="string">
            <text:p>Pyramid</text:p>
          </table:table-cell>
          <table:table-cell office:value-type="string">
            <text:p>Random</text:p>
          </table:table-cell>
          <table:table-cell office:value-type="string">
            <text:p>Sta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9661463591733">
            <text:p>0.8</text:p>
          </table:table-cell>
          <table:table-cell office:value-type="float" office:value="0.618613011658598">
            <text:p>0.62</text:p>
          </table:table-cell>
          <table:table-cell office:value-type="float" office:value="0.798813540064589">
            <text:p>0.8</text:p>
          </table:table-cell>
          <table:table-cell office:value-type="float" office:value="0.712745439975793">
            <text:p>0.71</text:p>
          </table:table-cell>
          <table:table-cell office:value-type="float" office:value="0.704770423181908">
            <text:p>0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27897616055511">
            <text:p>0.73</text:p>
          </table:table-cell>
          <table:table-cell office:value-type="float" office:value="0.464324798206377">
            <text:p>0.46</text:p>
          </table:table-cell>
          <table:table-cell office:value-type="float" office:value="0.777809519585835">
            <text:p>0.78</text:p>
          </table:table-cell>
          <table:table-cell office:value-type="float" office:value="0.762595833319518">
            <text:p>0.76</text:p>
          </table:table-cell>
          <table:table-cell office:value-type="float" office:value="0.702740247148142">
            <text:p>0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82476436016243">
            <text:p>0.78</text:p>
          </table:table-cell>
          <table:table-cell office:value-type="float" office:value="0.267661630647301">
            <text:p>0.27</text:p>
          </table:table-cell>
          <table:table-cell office:value-type="float" office:value="0.798813540064589">
            <text:p>0.8</text:p>
          </table:table-cell>
          <table:table-cell office:value-type="float" office:value="0.812455960630154">
            <text:p>0.81</text:p>
          </table:table-cell>
          <table:table-cell office:value-type="float" office:value="0.77985179459935">
            <text:p>0.7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table:end-cell-address="Sheet1.K33" table:end-x="0.6913in" table:end-y="0.0626in" draw:z-index="0" draw:style-name="gr1" draw:text-style-name="P1" svg:width="9.4937in" svg:height="4.5913in" svg:x="0.0878in" svg:y="0.0945in">
              <draw:object draw:notify-on-update-of-ranges="Sheet1.A1:Sheet1.A1 Sheet1.A2:Sheet1.A4 Sheet1.B1:Sheet1.B1 Sheet1.B2:Sheet1.B4 Sheet1.C1:Sheet1.C1 Sheet1.C2:Sheet1.C4 Sheet1.D1:Sheet1.D1 Sheet1.D2:Sheet1.D4 Sheet1.E1:Sheet1.E1 Sheet1.E2:Sheet1.E4 Sheet1.F1:Sheet1.F1 Sheet1.F2:Sheet1.F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31">
          <table:table-cell table:number-columns-repeated="6"/>
        </table:table-row>
        <table:table-row table:style-name="ro1">
          <table:table-cell>
            <draw:frame table:end-cell-address="Sheet1.K68" table:end-x="0.8339in" table:end-y="0.1783in" draw:z-index="1" draw:style-name="gr1" draw:text-style-name="P1" svg:width="9.4937in" svg:height="5.3343in" svg:x="0.2303in" svg:y="0.0004in">
              <draw:object draw:notify-on-update-of-ranges="Sheet1.A1:Sheet1.A1 Sheet1.A2:Sheet1.A4 Sheet1.B1:Sheet1.B1 Sheet1.B2:Sheet1.B4 Sheet1.D1:Sheet1.D1 Sheet1.D2:Sheet1.D4 Sheet1.E1:Sheet1.E1 Sheet1.E2:Sheet1.E4 Sheet1.F1:Sheet1.F1 Sheet1.F2:Sheet1.F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12/10/2020</text:date>, <text:time>22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8M29S</meta:editing-duration>
    <meta:editing-cycles>3</meta:editing-cycles>
    <meta:generator>OpenOffice/4.1.7$Win32 OpenOffice.org_project/417m1$Build-9800</meta:generator>
    <dc:date>2020-12-10T22:57:24.45</dc:date>
    <meta:document-statistic meta:table-count="3" meta:cell-count="2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25" chart:maximum="0.8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115cm" svg:height="11.663cm" xlink:href=".." xlink:type="simple" chart:class="chart:line" chart:style-name="ch1">
        <chart:title svg:x="7.873cm" svg:y="0.369cm" chart:style-name="ch2">
          <text:p>SCC vs Chromosome After 5000 Iterations</text:p>
        </chart:title>
        <chart:subtitle svg:x="10.121cm" svg:y="1.381cm" chart:style-name="ch3">
          <text:p>For each PSO Option</text:p>
        </chart:subtitle>
        <chart:legend chart:legend-position="end" svg:x="20.972cm" svg:y="4.471cm" style:legend-expansion="high" chart:style-name="ch4"/>
        <chart:plot-area chart:style-name="ch5" table:cell-range-address="Sheet1.A1:Sheet1.F4" chart:data-source-has-labels="both" svg:x="1.52cm" svg:y="2.53cm" svg:width="18.488cm" svg:height="7.892cm">
          <chartooo:coordinate-region svg:x="2.432cm" svg:y="2.743cm" svg:width="17.389cm" svg:height="7.006cm"/>
          <chart:axis chart:dimension="x" chart:name="primary-x" chart:style-name="ch6" chartooo:axis-type="auto">
            <chartooo:date-scale/>
            <chart:title svg:x="9.688cm" svg:y="10.656cm" chart:style-name="ch7">
              <text:p>Chromosome</text:p>
            </chart:title>
            <chart:categories table:cell-range-address="Sheet1.A2:Sheet1.A4"/>
          </chart:axis>
          <chart:axis chart:dimension="y" chart:name="primary-y" chart:style-name="ch8">
            <chart:title svg:x="0.451cm" svg:y="6.877cm" chart:style-name="ch9">
              <text:p>SCC</text:p>
            </chart:title>
            <chart:grid chart:style-name="ch10" chart:class="major"/>
          </chart:axis>
          <chart:series chart:style-name="ch11" chart:values-cell-range-address="Sheet1.B2:Sheet1.B4" chart:label-cell-address="Sheet1.B1:Sheet1.B1" chart:class="chart:line">
            <chart:data-point chart:repeated="3"/>
          </chart:series>
          <chart:series chart:style-name="ch12" chart:values-cell-range-address="Sheet1.C2:Sheet1.C4" chart:label-cell-address="Sheet1.C1:Sheet1.C1" chart:class="chart:line">
            <chart:data-point chart:repeated="3"/>
          </chart:series>
          <chart:series chart:style-name="ch13" chart:values-cell-range-address="Sheet1.D2:Sheet1.D4" chart:label-cell-address="Sheet1.D1:Sheet1.D1" chart:class="chart:line">
            <chart:data-point chart:repeated="3"/>
          </chart:series>
          <chart:series chart:style-name="ch14" chart:values-cell-range-address="Sheet1.E2:Sheet1.E4" chart:label-cell-address="Sheet1.E1:Sheet1.E1" chart:class="chart:line">
            <chart:data-point chart:repeated="3"/>
          </chart:series>
          <chart:series chart:style-name="ch15" chart:values-cell-range-address="Sheet1.F2:Sheet1.F4" chart:label-cell-address="Sheet1.F1:Sheet1.F1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 Best</text:p>
                <draw:g>
                  <svg:desc>Sheet1.B1:Sheet1.B1</svg:desc>
                </draw:g>
              </table:table-cell>
              <table:table-cell office:value-type="string">
                <text:p>Local Best</text:p>
                <draw:g>
                  <svg:desc>Sheet1.C1:Sheet1.C1</svg:desc>
                </draw:g>
              </table:table-cell>
              <table:table-cell office:value-type="string">
                <text:p>Pyramid</text:p>
                <draw:g>
                  <svg:desc>Sheet1.D1:Sheet1.D1</svg:desc>
                </draw:g>
              </table:table-cell>
              <table:table-cell office:value-type="string">
                <text:p>Random</text:p>
                <draw:g>
                  <svg:desc>Sheet1.E1:Sheet1.E1</svg:desc>
                </draw:g>
              </table:table-cell>
              <table:table-cell office:value-type="string">
                <text:p>Sta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2">
                <text:p>20</text:p>
                <draw:g>
                  <svg:desc>Sheet1.A2:Sheet1.A4</svg:desc>
                </draw:g>
              </table:table-cell>
              <table:table-cell office:value-type="float" office:value="0.79661463591733">
                <text:p>0.79661463591733</text:p>
                <draw:g>
                  <svg:desc>Sheet1.B2:Sheet1.B4</svg:desc>
                </draw:g>
              </table:table-cell>
              <table:table-cell office:value-type="float" office:value="0.618613011658598">
                <text:p>0.618613011658598</text:p>
                <draw:g>
                  <svg:desc>Sheet1.C2:Sheet1.C4</svg:desc>
                </draw:g>
              </table:table-cell>
              <table:table-cell office:value-type="float" office:value="0.798813540064589">
                <text:p>0.798813540064589</text:p>
                <draw:g>
                  <svg:desc>Sheet1.D2:Sheet1.D4</svg:desc>
                </draw:g>
              </table:table-cell>
              <table:table-cell office:value-type="float" office:value="0.712745439975793">
                <text:p>0.712745439975793</text:p>
                <draw:g>
                  <svg:desc>Sheet1.E2:Sheet1.E4</svg:desc>
                </draw:g>
              </table:table-cell>
              <table:table-cell office:value-type="float" office:value="0.704770423181908">
                <text:p>0.704770423181908</text:p>
                <draw:g>
                  <svg:desc>Sheet1.F2:Sheet1.F4</svg:desc>
                </draw:g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27897616055511">
                <text:p>0.727897616055511</text:p>
              </table:table-cell>
              <table:table-cell office:value-type="float" office:value="0.464324798206377">
                <text:p>0.464324798206377</text:p>
              </table:table-cell>
              <table:table-cell office:value-type="float" office:value="0.777809519585835">
                <text:p>0.777809519585835</text:p>
              </table:table-cell>
              <table:table-cell office:value-type="float" office:value="0.762595833319518">
                <text:p>0.762595833319518</text:p>
              </table:table-cell>
              <table:table-cell office:value-type="float" office:value="0.702740247148142">
                <text:p>0.7027402471481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2476436016243">
                <text:p>0.782476436016243</text:p>
              </table:table-cell>
              <table:table-cell office:value-type="float" office:value="0.267661630647301">
                <text:p>0.267661630647301</text:p>
              </table:table-cell>
              <table:table-cell office:value-type="float" office:value="0.798813540064589">
                <text:p>0.798813540064589</text:p>
              </table:table-cell>
              <table:table-cell office:value-type="float" office:value="0.812455960630154">
                <text:p>0.812455960630154</text:p>
              </table:table-cell>
              <table:table-cell office:value-type="float" office:value="0.77985179459935">
                <text:p>0.77985179459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15cm" svg:height="13.55cm" xlink:href=".." xlink:type="simple" chart:class="chart:line" chart:style-name="ch1">
        <chart:title svg:x="7.873cm" svg:y="0.407cm" chart:style-name="ch2">
          <text:p>SCC vs Chromosome After 5000 Iterations</text:p>
        </chart:title>
        <chart:subtitle svg:x="8.838cm" svg:y="1.457cm" chart:style-name="ch3">
          <text:p>For each PSO Option but Local Best</text:p>
        </chart:subtitle>
        <chart:legend chart:legend-position="end" svg:x="20.972cm" svg:y="5.677cm" style:legend-expansion="high" chart:style-name="ch4"/>
        <chart:plot-area chart:style-name="ch5" table:cell-range-address="Sheet1.A1:Sheet1.B4 Sheet1.D1:Sheet1.F4" chart:data-source-has-labels="both" svg:x="1.52cm" svg:y="2.682cm" svg:width="18.488cm" svg:height="9.589cm">
          <chartooo:coordinate-region svg:x="2.432cm" svg:y="2.894cm" svg:width="17.389cm" svg:height="8.704cm"/>
          <chart:axis chart:dimension="x" chart:name="primary-x" chart:style-name="ch6" chartooo:axis-type="auto">
            <chartooo:date-scale/>
            <chart:title svg:x="9.688cm" svg:y="12.543cm" chart:style-name="ch7">
              <text:p>Chromosome</text:p>
            </chart:title>
            <chart:categories table:cell-range-address="Sheet1.A2:Sheet1.A4"/>
          </chart:axis>
          <chart:axis chart:dimension="y" chart:name="primary-y" chart:style-name="ch6">
            <chart:title svg:x="0.451cm" svg:y="7.877cm" chart:style-name="ch8">
              <text:p>SCC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line">
            <chart:data-point chart:repeated="3"/>
          </chart:series>
          <chart:series chart:style-name="ch11" chart:values-cell-range-address="Sheet1.D2:Sheet1.D4" chart:label-cell-address="Sheet1.D1:Sheet1.D1" chart:class="chart:line">
            <chart:data-point chart:repeated="3"/>
          </chart:series>
          <chart:series chart:style-name="ch12" chart:values-cell-range-address="Sheet1.E2:Sheet1.E4" chart:label-cell-address="Sheet1.E1:Sheet1.E1" chart:class="chart:line">
            <chart:data-point chart:repeated="3"/>
          </chart:series>
          <chart:series chart:style-name="ch13" chart:values-cell-range-address="Sheet1.F2:Sheet1.F4" chart:label-cell-address="Sheet1.F1:Sheet1.F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 Best</text:p>
                <draw:g>
                  <svg:desc>Sheet1.B1:Sheet1.B1</svg:desc>
                </draw:g>
              </table:table-cell>
              <table:table-cell office:value-type="string">
                <text:p>Pyramid</text:p>
                <draw:g>
                  <svg:desc>Sheet1.D1:Sheet1.D1</svg:desc>
                </draw:g>
              </table:table-cell>
              <table:table-cell office:value-type="string">
                <text:p>Random</text:p>
                <draw:g>
                  <svg:desc>Sheet1.E1:Sheet1.E1</svg:desc>
                </draw:g>
              </table:table-cell>
              <table:table-cell office:value-type="string">
                <text:p>Sta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2">
                <text:p>20</text:p>
                <draw:g>
                  <svg:desc>Sheet1.A2:Sheet1.A4</svg:desc>
                </draw:g>
              </table:table-cell>
              <table:table-cell office:value-type="float" office:value="0.79661463591733">
                <text:p>0.79661463591733</text:p>
                <draw:g>
                  <svg:desc>Sheet1.B2:Sheet1.B4</svg:desc>
                </draw:g>
              </table:table-cell>
              <table:table-cell office:value-type="float" office:value="0.798813540064589">
                <text:p>0.798813540064589</text:p>
                <draw:g>
                  <svg:desc>Sheet1.D2:Sheet1.D4</svg:desc>
                </draw:g>
              </table:table-cell>
              <table:table-cell office:value-type="float" office:value="0.712745439975793">
                <text:p>0.712745439975793</text:p>
                <draw:g>
                  <svg:desc>Sheet1.E2:Sheet1.E4</svg:desc>
                </draw:g>
              </table:table-cell>
              <table:table-cell office:value-type="float" office:value="0.704770423181908">
                <text:p>0.704770423181908</text:p>
                <draw:g>
                  <svg:desc>Sheet1.F2:Sheet1.F4</svg:desc>
                </draw:g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27897616055511">
                <text:p>0.727897616055511</text:p>
              </table:table-cell>
              <table:table-cell office:value-type="float" office:value="0.777809519585835">
                <text:p>0.777809519585835</text:p>
              </table:table-cell>
              <table:table-cell office:value-type="float" office:value="0.762595833319518">
                <text:p>0.762595833319518</text:p>
              </table:table-cell>
              <table:table-cell office:value-type="float" office:value="0.702740247148142">
                <text:p>0.7027402471481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2476436016243">
                <text:p>0.782476436016243</text:p>
              </table:table-cell>
              <table:table-cell office:value-type="float" office:value="0.798813540064589">
                <text:p>0.798813540064589</text:p>
              </table:table-cell>
              <table:table-cell office:value-type="float" office:value="0.812455960630154">
                <text:p>0.812455960630154</text:p>
              </table:table-cell>
              <table:table-cell office:value-type="float" office:value="0.77985179459935">
                <text:p>0.77985179459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